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935b"/>
    </style:style>
    <style:style style:name="P2" style:family="paragraph" style:parent-style-name="Text_20_body">
      <style:text-properties officeooo:rsid="000606a3" officeooo:paragraph-rsid="000606a3"/>
    </style:style>
    <style:style style:name="P3" style:family="paragraph" style:parent-style-name="Text_20_body">
      <style:text-properties officeooo:rsid="0007557c" officeooo:paragraph-rsid="0007557c"/>
    </style:style>
    <style:style style:name="P4" style:family="paragraph" style:parent-style-name="Heading_20_1">
      <style:text-properties fo:font-style="italic" officeooo:rsid="0005935b" officeooo:paragraph-rsid="0005935b" style:font-style-asian="italic" style:font-style-complex="italic"/>
    </style:style>
    <style:style style:name="P5" style:family="paragraph" style:parent-style-name="Preformatted_20_Text">
      <style:text-properties fo:font-variant="normal" fo:text-transform="none" fo:color="#333333" style:font-name="monospace" fo:font-size="10.5pt" fo:letter-spacing="normal" fo:font-style="normal" fo:font-weight="normal" officeooo:rsid="000606a3" officeooo:paragraph-rsid="000606a3"/>
    </style:style>
    <style:style style:name="P6" style:family="paragraph" style:parent-style-name="Preformatted_20_Text">
      <loext:graphic-properties draw:fill="solid" draw:fill-color="#f7f7f7" draw:opacity="100%"/>
      <style:paragraph-properties fo:margin-top="0in" fo:margin-bottom="0in" loext:contextual-spacing="false" fo:orphans="2" fo:widows="2" fo:background-color="#f7f7f7" fo:padding="0in" fo:border="none"/>
      <style:text-properties fo:font-variant="normal" fo:text-transform="none" fo:color="#333333" style:font-name="monospace" fo:font-size="10.5pt" fo:letter-spacing="normal" fo:font-style="normal" fo:font-weight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5935b" style:font-style-asian="italic" style:font-style-complex="italic"/>
    </style:style>
    <style:style style:name="T3" style:family="text">
      <style:text-properties fo:color="#666666"/>
    </style:style>
    <style:style style:name="T4" style:family="text">
      <style:text-properties fo:color="#666666" fo:font-style="italic" style:font-style-asian="italic" style:font-style-complex="italic"/>
    </style:style>
    <style:style style:name="T5" style:family="text">
      <style:text-properties fo:color="#ba2121"/>
    </style:style>
    <style:style style:name="T6" style:family="text">
      <style:text-properties fo:color="#ba2121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redentials </text:h>
      <text:p text:style-name="P1"><text:span text:style-name="T2"/></text:p>
      <text:p text:style-name="P2"><text:span text:style-name="T2">T</text:span><text:span text:style-name="T1">witter id = harry36941753</text:span></text:p>
      <text:p text:style-name="P3"><text:span text:style-name="T1">login from gmail id</text:span></text:p>
      <text:p text:style-name="P2"><text:span text:style-name="T1">gmail = </text:span><text:a xlink:type="simple" xlink:href="mailto:harrisuab@gmail.com" text:style-name="Internet_20_link" text:visited-style-name="Visited_20_Internet_20_Link"><text:span text:style-name="T1">harrisuab@gmail.com</text:span></text:a></text:p>
      <text:p text:style-name="P2"><text:span text:style-name="T1">password = blazeruab</text:span></text:p>
      <text:p text:style-name="P2"><text:span text:style-name="T1"/></text:p>
      <text:p text:style-name="P5"><text:span text:style-name="T1">consumer_key </text:span><text:span text:style-name="T4">=</text:span><text:span text:style-name="T1"> </text:span><text:span text:style-name="T6">'pk07DZSWpJPYF8Py6J8YHCtlr'</text:span></text:p>
      <text:p text:style-name="P6">consumer_secret <text:span text:style-name="T3">=</text:span> <text:span text:style-name="T5">'Sju0guADPzpVcVMT0YzGHAPNAACKgTCNFWNlevwz1EjkqVxqUO'</text:span></text:p>
      <text:p text:style-name="P6">access_token <text:span text:style-name="T3">=</text:span> <text:span text:style-name="T5">'1234980489561354243-s0PWPFVdeWK0orTf2GSeVlpArKQzuV'</text:span></text:p>
      <text:p text:style-name="P6">access_secret <text:span text:style-name="T3">=</text:span> <text:span text:style-name="T5">'cyuXC8Ybp3cKK6CntWsaArRaqYcwMxeCTw7P6eLY5ZRuT'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7:45:49.301156832</meta:creation-date>
    <dc:date>2020-03-16T20:04:20.976458659</dc:date>
    <meta:editing-duration>PT1H8M11S</meta:editing-duration>
    <meta:editing-cycles>1</meta:editing-cycles>
    <meta:document-statistic meta:table-count="0" meta:image-count="0" meta:object-count="0" meta:page-count="1" meta:paragraph-count="9" meta:word-count="27" meta:character-count="346" meta:non-whitespace-character-count="327"/>
    <meta:generator>LibreOffice/6.0.7.3$Linux_X86_64 LibreOffice_project/00m0$Build-3</meta:generator>
  </office:meta>
</office:document-meta>
</file>